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]-17)/10+108" office:value-type="float" office:value="108" calcext:value-type="float">
            <text:p>108</text:p>
          </table:table-cell>
          <table:table-cell table:formula="of:=[.A2]/10+106.3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.3" calcext:value-type="float">
            <text:p>106,3</text:p>
          </table:table-cell>
          <table:table-cell table:formula="of:=[.G2]+([.E2]+0.1*[.F2])" office:value-type="float" office:value="108" calcext:value-type="float">
            <text:p>108</text:p>
          </table:table-cell>
          <table:table-cell table:formula="of:=[.H2]-106.3" office:value-type="float" office:value="1.7" calcext:value-type="float">
            <text:p>1,7</text:p>
          </table:table-cell>
          <table:table-cell table:formula="of:=[.I2]*1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3]-17)/10+108" office:value-type="float" office:value="108.1" calcext:value-type="float">
            <text:p>108,1</text:p>
          </table:table-cell>
          <table:table-cell table:formula="of:=[.A3]/10+106.3" office:value-type="float" office:value="108.1" calcext:value-type="float">
            <text:p>108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6.3" calcext:value-type="float">
            <text:p>106,3</text:p>
          </table:table-cell>
          <table:table-cell table:formula="of:=[.G3]+([.E3]+0.1*[.F3])" office:value-type="float" office:value="108.1" calcext:value-type="float">
            <text:p>108,1</text:p>
          </table:table-cell>
          <table:table-cell table:formula="of:=[.H3]-106.3" office:value-type="float" office:value="1.8" calcext:value-type="float">
            <text:p>1,8</text:p>
          </table:table-cell>
          <table:table-cell table:formula="of:=[.I3]*1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4]-17)/10+108" office:value-type="float" office:value="108.2" calcext:value-type="float">
            <text:p>108,2</text:p>
          </table:table-cell>
          <table:table-cell table:formula="of:=[.A4]/10+106.3" office:value-type="float" office:value="108.2" calcext:value-type="float">
            <text:p>108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6.3" calcext:value-type="float">
            <text:p>106,3</text:p>
          </table:table-cell>
          <table:table-cell table:formula="of:=[.G4]+([.E4]+0.1*[.F4])" office:value-type="float" office:value="108.2" calcext:value-type="float">
            <text:p>108,2</text:p>
          </table:table-cell>
          <table:table-cell table:formula="of:=[.H4]-106.3" office:value-type="float" office:value="1.90000000000001" calcext:value-type="float">
            <text:p>1,90000000000001</text:p>
          </table:table-cell>
          <table:table-cell table:formula="of:=[.I4]*10" office:value-type="float" office:value="19.0000000000001" calcext:value-type="float">
            <text:p>19,00000000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5]-17)/10+108" office:value-type="float" office:value="108.3" calcext:value-type="float">
            <text:p>108,3</text:p>
          </table:table-cell>
          <table:table-cell table:formula="of:=[.A5]/10+106.3" office:value-type="float" office:value="108.3" calcext:value-type="float">
            <text:p>108,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3" calcext:value-type="float">
            <text:p>106,3</text:p>
          </table:table-cell>
          <table:table-cell table:formula="of:=[.G5]+([.E5]+0.1*[.F5])" office:value-type="float" office:value="108.3" calcext:value-type="float">
            <text:p>108,3</text:p>
          </table:table-cell>
          <table:table-cell table:formula="of:=[.H5]-106.3" office:value-type="float" office:value="2" calcext:value-type="float">
            <text:p>2</text:p>
          </table:table-cell>
          <table:table-cell table:formula="of:=[.I5]*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6]-17)/10+108" office:value-type="float" office:value="108.4" calcext:value-type="float">
            <text:p>108,4</text:p>
          </table:table-cell>
          <table:table-cell table:formula="of:=[.A6]/10+106.3" office:value-type="float" office:value="108.4" calcext:value-type="float">
            <text:p>108,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.3" calcext:value-type="float">
            <text:p>106,3</text:p>
          </table:table-cell>
          <table:table-cell table:formula="of:=[.G6]+([.E6]+0.1*[.F6])" office:value-type="float" office:value="108.4" calcext:value-type="float">
            <text:p>108,4</text:p>
          </table:table-cell>
          <table:table-cell table:formula="of:=[.H6]-106.3" office:value-type="float" office:value="2.09999999999999" calcext:value-type="float">
            <text:p>2,09999999999999</text:p>
          </table:table-cell>
          <table:table-cell table:formula="of:=[.I6]*10" office:value-type="float" office:value="20.9999999999999" calcext:value-type="float">
            <text:p>20,9999999999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7]-17)/10+108" office:value-type="float" office:value="108.5" calcext:value-type="float">
            <text:p>108,5</text:p>
          </table:table-cell>
          <table:table-cell table:formula="of:=[.A7]/10+106.3" office:value-type="float" office:value="108.5" calcext:value-type="float">
            <text:p>108,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6.3" calcext:value-type="float">
            <text:p>106,3</text:p>
          </table:table-cell>
          <table:table-cell table:formula="of:=[.G7]+([.E7]+0.1*[.F7])" office:value-type="float" office:value="108.5" calcext:value-type="float">
            <text:p>108,5</text:p>
          </table:table-cell>
          <table:table-cell table:formula="of:=[.H7]-106.3" office:value-type="float" office:value="2.2" calcext:value-type="float">
            <text:p>2,2</text:p>
          </table:table-cell>
          <table:table-cell table:formula="of:=[.I7]*10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8]-17)/10+108" office:value-type="float" office:value="108.6" calcext:value-type="float">
            <text:p>108,6</text:p>
          </table:table-cell>
          <table:table-cell table:formula="of:=[.A8]/10+106.3" office:value-type="float" office:value="108.6" calcext:value-type="float">
            <text:p>108,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6.3" calcext:value-type="float">
            <text:p>106,3</text:p>
          </table:table-cell>
          <table:table-cell table:formula="of:=[.G8]+([.E8]+0.1*[.F8])" office:value-type="float" office:value="108.6" calcext:value-type="float">
            <text:p>108,6</text:p>
          </table:table-cell>
          <table:table-cell table:formula="of:=[.H8]-106.3" office:value-type="float" office:value="2.3" calcext:value-type="float">
            <text:p>2,3</text:p>
          </table:table-cell>
          <table:table-cell table:formula="of:=[.I8]*10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9]-17)/10+108" office:value-type="float" office:value="108.7" calcext:value-type="float">
            <text:p>108,7</text:p>
          </table:table-cell>
          <table:table-cell table:formula="of:=[.A9]/10+106.3" office:value-type="float" office:value="108.7" calcext:value-type="float">
            <text:p>108,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.3" calcext:value-type="float">
            <text:p>106,3</text:p>
          </table:table-cell>
          <table:table-cell table:formula="of:=[.G9]+([.E9]+0.1*[.F9])" office:value-type="float" office:value="108.7" calcext:value-type="float">
            <text:p>108,7</text:p>
          </table:table-cell>
          <table:table-cell table:formula="of:=[.H9]-106.3" office:value-type="float" office:value="2.40000000000001" calcext:value-type="float">
            <text:p>2,40000000000001</text:p>
          </table:table-cell>
          <table:table-cell table:formula="of:=[.I9]*10" office:value-type="float" office:value="24.0000000000001" calcext:value-type="float">
            <text:p>24,00000000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0]-17)/10+108" office:value-type="float" office:value="108.8" calcext:value-type="float">
            <text:p>108,8</text:p>
          </table:table-cell>
          <table:table-cell table:formula="of:=[.A10]/10+106.3" office:value-type="float" office:value="108.8" calcext:value-type="float">
            <text:p>108,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6.3" calcext:value-type="float">
            <text:p>106,3</text:p>
          </table:table-cell>
          <table:table-cell table:formula="of:=[.G10]+([.E10]+0.1*[.F10])" office:value-type="float" office:value="108.8" calcext:value-type="float">
            <text:p>108,8</text:p>
          </table:table-cell>
          <table:table-cell table:formula="of:=[.H10]-106.3" office:value-type="float" office:value="2.5" calcext:value-type="float">
            <text:p>2,5</text:p>
          </table:table-cell>
          <table:table-cell table:formula="of:=[.I10]*1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11]-17)/10+108" office:value-type="float" office:value="108.9" calcext:value-type="float">
            <text:p>108,9</text:p>
          </table:table-cell>
          <table:table-cell table:formula="of:=[.A11]/10+106.3" office:value-type="float" office:value="108.9" calcext:value-type="float">
            <text:p>108,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6.3" calcext:value-type="float">
            <text:p>106,3</text:p>
          </table:table-cell>
          <table:table-cell table:formula="of:=[.G11]+([.E11]+0.1*[.F11])" office:value-type="float" office:value="108.9" calcext:value-type="float">
            <text:p>108,9</text:p>
          </table:table-cell>
          <table:table-cell table:formula="of:=[.H11]-106.3" office:value-type="float" office:value="2.59999999999999" calcext:value-type="float">
            <text:p>2,59999999999999</text:p>
          </table:table-cell>
          <table:table-cell table:formula="of:=[.I11]*10" office:value-type="float" office:value="25.9999999999999" calcext:value-type="float">
            <text:p>25,999999999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2]-17)/10+108" office:value-type="float" office:value="109" calcext:value-type="float">
            <text:p>109</text:p>
          </table:table-cell>
          <table:table-cell table:formula="of:=[.A12]/10+106.3" office:value-type="float" office:value="109" calcext:value-type="float">
            <text:p>1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6.3" calcext:value-type="float">
            <text:p>106,3</text:p>
          </table:table-cell>
          <table:table-cell table:formula="of:=[.G12]+([.E12]+0.1*[.F12])" office:value-type="float" office:value="109" calcext:value-type="float">
            <text:p>109</text:p>
          </table:table-cell>
          <table:table-cell table:formula="of:=[.H12]-106.3" office:value-type="float" office:value="2.7" calcext:value-type="float">
            <text:p>2,7</text:p>
          </table:table-cell>
          <table:table-cell table:formula="of:=[.I12]*1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13]-17)/10+108" office:value-type="float" office:value="109.1" calcext:value-type="float">
            <text:p>109,1</text:p>
          </table:table-cell>
          <table:table-cell table:formula="of:=[.A13]/10+106.3" office:value-type="float" office:value="109.1" calcext:value-type="float">
            <text:p>109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6.3" calcext:value-type="float">
            <text:p>106,3</text:p>
          </table:table-cell>
          <table:table-cell table:formula="of:=[.G13]+([.E13]+0.1*[.F13])" office:value-type="float" office:value="109.1" calcext:value-type="float">
            <text:p>109,1</text:p>
          </table:table-cell>
          <table:table-cell table:formula="of:=[.H13]-106.3" office:value-type="float" office:value="2.8" calcext:value-type="float">
            <text:p>2,8</text:p>
          </table:table-cell>
          <table:table-cell table:formula="of:=[.I13]*10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14]-17)/10+108" office:value-type="float" office:value="109.2" calcext:value-type="float">
            <text:p>109,2</text:p>
          </table:table-cell>
          <table:table-cell table:formula="of:=[.A14]/10+106.3" office:value-type="float" office:value="109.2" calcext:value-type="float">
            <text:p>109,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6.3" calcext:value-type="float">
            <text:p>106,3</text:p>
          </table:table-cell>
          <table:table-cell table:formula="of:=[.G14]+([.E14]+0.1*[.F14])" office:value-type="float" office:value="109.2" calcext:value-type="float">
            <text:p>109,2</text:p>
          </table:table-cell>
          <table:table-cell table:formula="of:=[.H14]-106.3" office:value-type="float" office:value="2.90000000000001" calcext:value-type="float">
            <text:p>2,90000000000001</text:p>
          </table:table-cell>
          <table:table-cell table:formula="of:=[.I14]*10" office:value-type="float" office:value="29.0000000000001" calcext:value-type="float">
            <text:p>29,000000000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15]-17)/10+108" office:value-type="float" office:value="109.3" calcext:value-type="float">
            <text:p>109,3</text:p>
          </table:table-cell>
          <table:table-cell table:formula="of:=[.A15]/10+106.3" office:value-type="float" office:value="109.3" calcext:value-type="float">
            <text:p>109,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6]-17)/10+108" office:value-type="float" office:value="109.4" calcext:value-type="float">
            <text:p>109,4</text:p>
          </table:table-cell>
          <table:table-cell table:formula="of:=[.A16]/10+106.3" office:value-type="float" office:value="109.4" calcext:value-type="float">
            <text:p>109,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17]-17)/10+108" office:value-type="float" office:value="109.5" calcext:value-type="float">
            <text:p>109,5</text:p>
          </table:table-cell>
          <table:table-cell table:formula="of:=[.A17]/10+106.3" office:value-type="float" office:value="109.5" calcext:value-type="float">
            <text:p>109,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18]-17)/10+108" office:value-type="float" office:value="109.6" calcext:value-type="float">
            <text:p>109,6</text:p>
          </table:table-cell>
          <table:table-cell table:formula="of:=[.A18]/10+106.3" office:value-type="float" office:value="109.6" calcext:value-type="float">
            <text:p>109,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19]-17)/10+108" office:value-type="float" office:value="109.7" calcext:value-type="float">
            <text:p>109,7</text:p>
          </table:table-cell>
          <table:table-cell table:formula="of:=[.A19]/10+106.3" office:value-type="float" office:value="109.7" calcext:value-type="float">
            <text:p>109,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20]-17)/10+108" office:value-type="float" office:value="109.8" calcext:value-type="float">
            <text:p>109,8</text:p>
          </table:table-cell>
          <table:table-cell table:formula="of:=[.A20]/10+106.3" office:value-type="float" office:value="109.8" calcext:value-type="float">
            <text:p>109,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21]-17)/10+108" office:value-type="float" office:value="109.9" calcext:value-type="float">
            <text:p>109,9</text:p>
          </table:table-cell>
          <table:table-cell table:formula="of:=[.A21]/10+106.3" office:value-type="float" office:value="109.9" calcext:value-type="float">
            <text:p>109,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22]-17)/10+108" office:value-type="float" office:value="110" calcext:value-type="float">
            <text:p>110</text:p>
          </table:table-cell>
          <table:table-cell table:formula="of:=[.A22]/10+106.3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23]-17)/10+108" office:value-type="float" office:value="110.1" calcext:value-type="float">
            <text:p>110,1</text:p>
          </table:table-cell>
          <table:table-cell table:formula="of:=[.A23]/10+106.3" office:value-type="float" office:value="110.1" calcext:value-type="float">
            <text:p>110,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24]-17)/10+108" office:value-type="float" office:value="110.2" calcext:value-type="float">
            <text:p>110,2</text:p>
          </table:table-cell>
          <table:table-cell table:formula="of:=[.A24]/10+106.3" office:value-type="float" office:value="110.2" calcext:value-type="float">
            <text:p>110,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25]-17)/10+108" office:value-type="float" office:value="110.3" calcext:value-type="float">
            <text:p>110,3</text:p>
          </table:table-cell>
          <table:table-cell table:formula="of:=[.A25]/10+106.3" office:value-type="float" office:value="110.3" calcext:value-type="float">
            <text:p>110,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26]-17)/10+108" office:value-type="float" office:value="110.4" calcext:value-type="float">
            <text:p>110,4</text:p>
          </table:table-cell>
          <table:table-cell table:formula="of:=[.A26]/10+106.3" office:value-type="float" office:value="110.4" calcext:value-type="float">
            <text:p>110,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27]-17)/10+108" office:value-type="float" office:value="110.5" calcext:value-type="float">
            <text:p>110,5</text:p>
          </table:table-cell>
          <table:table-cell table:formula="of:=[.A27]/10+106.3" office:value-type="float" office:value="110.5" calcext:value-type="float">
            <text:p>110,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28]-17)/10+108" office:value-type="float" office:value="110.6" calcext:value-type="float">
            <text:p>110,6</text:p>
          </table:table-cell>
          <table:table-cell table:formula="of:=[.A28]/10+106.3" office:value-type="float" office:value="110.6" calcext:value-type="float">
            <text:p>110,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29]-17)/10+108" office:value-type="float" office:value="110.7" calcext:value-type="float">
            <text:p>110,7</text:p>
          </table:table-cell>
          <table:table-cell table:formula="of:=[.A29]/10+106.3" office:value-type="float" office:value="110.7" calcext:value-type="float">
            <text:p>110,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30]-17)/10+108" office:value-type="float" office:value="110.8" calcext:value-type="float">
            <text:p>110,8</text:p>
          </table:table-cell>
          <table:table-cell table:formula="of:=[.A30]/10+106.3" office:value-type="float" office:value="110.8" calcext:value-type="float">
            <text:p>110,8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31]-17)/10+108" office:value-type="float" office:value="110.9" calcext:value-type="float">
            <text:p>110,9</text:p>
          </table:table-cell>
          <table:table-cell table:formula="of:=[.A31]/10+106.3" office:value-type="float" office:value="110.9" calcext:value-type="float">
            <text:p>110,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32]-17)/10+108" office:value-type="float" office:value="111" calcext:value-type="float">
            <text:p>111</text:p>
          </table:table-cell>
          <table:table-cell table:formula="of:=[.A32]/10+106.3"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33]-17)/10+108" office:value-type="float" office:value="111.1" calcext:value-type="float">
            <text:p>111,1</text:p>
          </table:table-cell>
          <table:table-cell table:formula="of:=[.A33]/10+106.3" office:value-type="float" office:value="111.1" calcext:value-type="float">
            <text:p>111,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34]-17)/10+108" office:value-type="float" office:value="111.2" calcext:value-type="float">
            <text:p>111,2</text:p>
          </table:table-cell>
          <table:table-cell table:formula="of:=[.A34]/10+106.3" office:value-type="float" office:value="111.2" calcext:value-type="float">
            <text:p>111,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35]-17)/10+108" office:value-type="float" office:value="111.3" calcext:value-type="float">
            <text:p>111,3</text:p>
          </table:table-cell>
          <table:table-cell table:formula="of:=[.A35]/10+106.3" office:value-type="float" office:value="111.3" calcext:value-type="float">
            <text:p>111,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36]-17)/10+108" office:value-type="float" office:value="111.4" calcext:value-type="float">
            <text:p>111,4</text:p>
          </table:table-cell>
          <table:table-cell table:formula="of:=[.A36]/10+106.3" office:value-type="float" office:value="111.4" calcext:value-type="float">
            <text:p>111,4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37]-17)/10+108" office:value-type="float" office:value="111.5" calcext:value-type="float">
            <text:p>111,5</text:p>
          </table:table-cell>
          <table:table-cell table:formula="of:=[.A37]/10+106.3" office:value-type="float" office:value="111.5" calcext:value-type="float">
            <text:p>111,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38]-17)/10+108" office:value-type="float" office:value="111.6" calcext:value-type="float">
            <text:p>111,6</text:p>
          </table:table-cell>
          <table:table-cell table:formula="of:=[.A38]/10+106.3" office:value-type="float" office:value="111.6" calcext:value-type="float">
            <text:p>111,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39]-17)/10+108" office:value-type="float" office:value="111.7" calcext:value-type="float">
            <text:p>111,7</text:p>
          </table:table-cell>
          <table:table-cell table:formula="of:=[.A39]/10+106.3" office:value-type="float" office:value="111.7" calcext:value-type="float">
            <text:p>111,7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40]-17)/10+108" office:value-type="float" office:value="111.8" calcext:value-type="float">
            <text:p>111,8</text:p>
          </table:table-cell>
          <table:table-cell table:formula="of:=[.A40]/10+106.3" office:value-type="float" office:value="111.8" calcext:value-type="float">
            <text:p>111,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41]-17)/10+108" office:value-type="float" office:value="111.9" calcext:value-type="float">
            <text:p>111,9</text:p>
          </table:table-cell>
          <table:table-cell table:formula="of:=[.A41]/10+106.3" office:value-type="float" office:value="111.9" calcext:value-type="float">
            <text:p>111,9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42]-17)/10+108" office:value-type="float" office:value="112" calcext:value-type="float">
            <text:p>112</text:p>
          </table:table-cell>
          <table:table-cell table:formula="of:=[.A42]/10+106.3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43]-17)/10+108" office:value-type="float" office:value="112.1" calcext:value-type="float">
            <text:p>112,1</text:p>
          </table:table-cell>
          <table:table-cell table:formula="of:=[.A43]/10+106.3" office:value-type="float" office:value="112.1" calcext:value-type="float">
            <text:p>112,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44]-17)/10+108" office:value-type="float" office:value="112.2" calcext:value-type="float">
            <text:p>112,2</text:p>
          </table:table-cell>
          <table:table-cell table:formula="of:=[.A44]/10+106.3" office:value-type="float" office:value="112.2" calcext:value-type="float">
            <text:p>112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46]-17)/10+107" office:value-type="float" office:value="112.3" calcext:value-type="float">
            <text:p>112,3</text:p>
          </table:table-cell>
          <table:table-cell table:formula="of:=[.A46]/10+105.3" office:value-type="float" office:value="112.3" calcext:value-type="float">
            <text:p>112,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47]-17)/10+107" office:value-type="float" office:value="112.4" calcext:value-type="float">
            <text:p>112,4</text:p>
          </table:table-cell>
          <table:table-cell table:formula="of:=[.A47]/10+105.3" office:value-type="float" office:value="112.4" calcext:value-type="float">
            <text:p>112,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48]-17)/10+107" office:value-type="float" office:value="112.5" calcext:value-type="float">
            <text:p>112,5</text:p>
          </table:table-cell>
          <table:table-cell table:formula="of:=[.A48]/10+105.3" office:value-type="float" office:value="112.5" calcext:value-type="float">
            <text:p>112,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49]-17)/10+107" office:value-type="float" office:value="112.6" calcext:value-type="float">
            <text:p>112,6</text:p>
          </table:table-cell>
          <table:table-cell table:formula="of:=[.A49]/10+105.3" office:value-type="float" office:value="112.6" calcext:value-type="float">
            <text:p>112,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50]-17)/10+107" office:value-type="float" office:value="112.7" calcext:value-type="float">
            <text:p>112,7</text:p>
          </table:table-cell>
          <table:table-cell table:formula="of:=[.A50]/10+105.3" office:value-type="float" office:value="112.7" calcext:value-type="float">
            <text:p>112,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51]-17)/10+107" office:value-type="float" office:value="112.8" calcext:value-type="float">
            <text:p>112,8</text:p>
          </table:table-cell>
          <table:table-cell table:formula="of:=[.A51]/10+105.3" office:value-type="float" office:value="112.8" calcext:value-type="float">
            <text:p>112,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52]-17)/10+107" office:value-type="float" office:value="112.9" calcext:value-type="float">
            <text:p>112,9</text:p>
          </table:table-cell>
          <table:table-cell table:formula="of:=[.A52]/10+105.3" office:value-type="float" office:value="112.9" calcext:value-type="float">
            <text:p>112,9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53]-17)/10+107" office:value-type="float" office:value="113" calcext:value-type="float">
            <text:p>113</text:p>
          </table:table-cell>
          <table:table-cell table:formula="of:=[.A53]/10+105.3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54]-17)/10+107" office:value-type="float" office:value="113.1" calcext:value-type="float">
            <text:p>113,1</text:p>
          </table:table-cell>
          <table:table-cell table:formula="of:=[.A54]/10+105.3" office:value-type="float" office:value="113.1" calcext:value-type="float">
            <text:p>113,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55]-17)/10+107" office:value-type="float" office:value="113.2" calcext:value-type="float">
            <text:p>113,2</text:p>
          </table:table-cell>
          <table:table-cell table:formula="of:=[.A55]/10+105.3" office:value-type="float" office:value="113.2" calcext:value-type="float">
            <text:p>113,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56]-17)/10+107" office:value-type="float" office:value="113.3" calcext:value-type="float">
            <text:p>113,3</text:p>
          </table:table-cell>
          <table:table-cell table:formula="of:=[.A56]/10+105.3" office:value-type="float" office:value="113.3" calcext:value-type="float">
            <text:p>113,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57]-17)/10+107" office:value-type="float" office:value="113.4" calcext:value-type="float">
            <text:p>113,4</text:p>
          </table:table-cell>
          <table:table-cell table:formula="of:=[.A57]/10+105.3" office:value-type="float" office:value="113.4" calcext:value-type="float">
            <text:p>113,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58]-17)/10+107" office:value-type="float" office:value="113.5" calcext:value-type="float">
            <text:p>113,5</text:p>
          </table:table-cell>
          <table:table-cell table:formula="of:=[.A58]/10+105.3" office:value-type="float" office:value="113.5" calcext:value-type="float">
            <text:p>113,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59]-17)/10+107" office:value-type="float" office:value="113.6" calcext:value-type="float">
            <text:p>113,6</text:p>
          </table:table-cell>
          <table:table-cell table:formula="of:=[.A59]/10+105.3" office:value-type="float" office:value="113.6" calcext:value-type="float">
            <text:p>113,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60]-17)/10+107" office:value-type="float" office:value="113.7" calcext:value-type="float">
            <text:p>113,7</text:p>
          </table:table-cell>
          <table:table-cell table:formula="of:=[.A60]/10+105.3" office:value-type="float" office:value="113.7" calcext:value-type="float">
            <text:p>113,7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61]-17)/10+107" office:value-type="float" office:value="113.8" calcext:value-type="float">
            <text:p>113,8</text:p>
          </table:table-cell>
          <table:table-cell table:formula="of:=[.A61]/10+105.3" office:value-type="float" office:value="113.8" calcext:value-type="float">
            <text:p>113,8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62]-17)/10+107" office:value-type="float" office:value="113.9" calcext:value-type="float">
            <text:p>113,9</text:p>
          </table:table-cell>
          <table:table-cell table:formula="of:=[.A62]/10+105.3" office:value-type="float" office:value="113.9" calcext:value-type="float">
            <text:p>113,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63]-17)/10+107" office:value-type="float" office:value="114" calcext:value-type="float">
            <text:p>114</text:p>
          </table:table-cell>
          <table:table-cell table:formula="of:=[.A63]/10+105.3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64]-17)/10+107" office:value-type="float" office:value="114.1" calcext:value-type="float">
            <text:p>114,1</text:p>
          </table:table-cell>
          <table:table-cell table:formula="of:=[.A64]/10+105.3" office:value-type="float" office:value="114.1" calcext:value-type="float">
            <text:p>114,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65]-17)/10+107" office:value-type="float" office:value="114.2" calcext:value-type="float">
            <text:p>114,2</text:p>
          </table:table-cell>
          <table:table-cell table:formula="of:=[.A65]/10+105.3" office:value-type="float" office:value="114.2" calcext:value-type="float">
            <text:p>114,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66]-17)/10+107" office:value-type="float" office:value="114.3" calcext:value-type="float">
            <text:p>114,3</text:p>
          </table:table-cell>
          <table:table-cell table:formula="of:=[.A66]/10+105.3" office:value-type="float" office:value="114.3" calcext:value-type="float">
            <text:p>114,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67]-17)/10+107" office:value-type="float" office:value="114.4" calcext:value-type="float">
            <text:p>114,4</text:p>
          </table:table-cell>
          <table:table-cell table:formula="of:=[.A67]/10+105.3" office:value-type="float" office:value="114.4" calcext:value-type="float">
            <text:p>114,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68]-17)/10+107" office:value-type="float" office:value="114.5" calcext:value-type="float">
            <text:p>114,5</text:p>
          </table:table-cell>
          <table:table-cell table:formula="of:=[.A68]/10+105.3" office:value-type="float" office:value="114.5" calcext:value-type="float">
            <text:p>114,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69]-17)/10+107" office:value-type="float" office:value="114.6" calcext:value-type="float">
            <text:p>114,6</text:p>
          </table:table-cell>
          <table:table-cell table:formula="of:=[.A69]/10+105.3" office:value-type="float" office:value="114.6" calcext:value-type="float">
            <text:p>114,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70]-17)/10+107" office:value-type="float" office:value="114.7" calcext:value-type="float">
            <text:p>114,7</text:p>
          </table:table-cell>
          <table:table-cell table:formula="of:=[.A70]/10+105.3" office:value-type="float" office:value="114.7" calcext:value-type="float">
            <text:p>114,7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71]-17)/10+107" office:value-type="float" office:value="114.8" calcext:value-type="float">
            <text:p>114,8</text:p>
          </table:table-cell>
          <table:table-cell table:formula="of:=[.A71]/10+105.3" office:value-type="float" office:value="114.8" calcext:value-type="float">
            <text:p>114,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72]-17)/10+107" office:value-type="float" office:value="114.9" calcext:value-type="float">
            <text:p>114,9</text:p>
          </table:table-cell>
          <table:table-cell table:formula="of:=[.A72]/10+105.3" office:value-type="float" office:value="114.9" calcext:value-type="float">
            <text:p>114,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73]-17)/10+107" office:value-type="float" office:value="115" calcext:value-type="float">
            <text:p>115</text:p>
          </table:table-cell>
          <table:table-cell table:formula="of:=[.A73]/10+105.3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74]-17)/10+107" office:value-type="float" office:value="115.1" calcext:value-type="float">
            <text:p>115,1</text:p>
          </table:table-cell>
          <table:table-cell table:formula="of:=[.A74]/10+105.3" office:value-type="float" office:value="115.1" calcext:value-type="float">
            <text:p>115,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75]-17)/10+107" office:value-type="float" office:value="115.2" calcext:value-type="float">
            <text:p>115,2</text:p>
          </table:table-cell>
          <table:table-cell table:formula="of:=[.A75]/10+105.3" office:value-type="float" office:value="115.2" calcext:value-type="float">
            <text:p>115,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76]-17)/10+107" office:value-type="float" office:value="115.3" calcext:value-type="float">
            <text:p>115,3</text:p>
          </table:table-cell>
          <table:table-cell table:formula="of:=[.A76]/10+105.3" office:value-type="float" office:value="115.3" calcext:value-type="float">
            <text:p>115,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77]-17)/10+107" office:value-type="float" office:value="115.4" calcext:value-type="float">
            <text:p>115,4</text:p>
          </table:table-cell>
          <table:table-cell table:formula="of:=[.A77]/10+105.3" office:value-type="float" office:value="115.4" calcext:value-type="float">
            <text:p>115,4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78]-17)/10+107" office:value-type="float" office:value="115.5" calcext:value-type="float">
            <text:p>115,5</text:p>
          </table:table-cell>
          <table:table-cell table:formula="of:=[.A78]/10+105.3" office:value-type="float" office:value="115.5" calcext:value-type="float">
            <text:p>115,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79]-17)/10+107" office:value-type="float" office:value="115.6" calcext:value-type="float">
            <text:p>115,6</text:p>
          </table:table-cell>
          <table:table-cell table:formula="of:=[.A79]/10+105.3" office:value-type="float" office:value="115.6" calcext:value-type="float">
            <text:p>115,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80]-17)/10+107" office:value-type="float" office:value="115.7" calcext:value-type="float">
            <text:p>115,7</text:p>
          </table:table-cell>
          <table:table-cell table:formula="of:=[.A80]/10+105.3" office:value-type="float" office:value="115.7" calcext:value-type="float">
            <text:p>115,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81]-17)/10+107" office:value-type="float" office:value="115.8" calcext:value-type="float">
            <text:p>115,8</text:p>
          </table:table-cell>
          <table:table-cell table:formula="of:=[.A81]/10+105.3" office:value-type="float" office:value="115.8" calcext:value-type="float">
            <text:p>115,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82]-17)/10+107" office:value-type="float" office:value="115.9" calcext:value-type="float">
            <text:p>115,9</text:p>
          </table:table-cell>
          <table:table-cell table:formula="of:=[.A82]/10+105.3" office:value-type="float" office:value="115.9" calcext:value-type="float">
            <text:p>115,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83]-17)/10+107" office:value-type="float" office:value="116" calcext:value-type="float">
            <text:p>116</text:p>
          </table:table-cell>
          <table:table-cell table:formula="of:=[.A83]/10+105.3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84]-17)/10+107" office:value-type="float" office:value="116.1" calcext:value-type="float">
            <text:p>116,1</text:p>
          </table:table-cell>
          <table:table-cell table:formula="of:=[.A84]/10+105.3" office:value-type="float" office:value="116.1" calcext:value-type="float">
            <text:p>116,1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85]-17)/10+107" office:value-type="float" office:value="116.2" calcext:value-type="float">
            <text:p>116,2</text:p>
          </table:table-cell>
          <table:table-cell table:formula="of:=[.A85]/10+105.3" office:value-type="float" office:value="116.2" calcext:value-type="float">
            <text:p>116,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86]-17)/10+107" office:value-type="float" office:value="116.3" calcext:value-type="float">
            <text:p>116,3</text:p>
          </table:table-cell>
          <table:table-cell table:formula="of:=[.A86]/10+105.3" office:value-type="float" office:value="116.3" calcext:value-type="float">
            <text:p>116,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87]-17)/10+107" office:value-type="float" office:value="116.4" calcext:value-type="float">
            <text:p>116,4</text:p>
          </table:table-cell>
          <table:table-cell table:formula="of:=[.A87]/10+105.3" office:value-type="float" office:value="116.4" calcext:value-type="float">
            <text:p>116,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88]-17)/10+107" office:value-type="float" office:value="116.5" calcext:value-type="float">
            <text:p>116,5</text:p>
          </table:table-cell>
          <table:table-cell table:formula="of:=[.A88]/10+105.3" office:value-type="float" office:value="116.5" calcext:value-type="float">
            <text:p>116,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89]-17)/10+107" office:value-type="float" office:value="116.6" calcext:value-type="float">
            <text:p>116,6</text:p>
          </table:table-cell>
          <table:table-cell table:formula="of:=[.A89]/10+105.3" office:value-type="float" office:value="116.6" calcext:value-type="float">
            <text:p>116,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90]-17)/10+107" office:value-type="float" office:value="116.7" calcext:value-type="float">
            <text:p>116,7</text:p>
          </table:table-cell>
          <table:table-cell table:formula="of:=[.A90]/10+105.3" office:value-type="float" office:value="116.7" calcext:value-type="float">
            <text:p>116,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91]-17)/10+107" office:value-type="float" office:value="116.8" calcext:value-type="float">
            <text:p>116,8</text:p>
          </table:table-cell>
          <table:table-cell table:formula="of:=[.A91]/10+105.3" office:value-type="float" office:value="116.8" calcext:value-type="float">
            <text:p>116,8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92]-17)/10+107" office:value-type="float" office:value="116.9" calcext:value-type="float">
            <text:p>116,9</text:p>
          </table:table-cell>
          <table:table-cell table:formula="of:=[.A92]/10+105.3" office:value-type="float" office:value="116.9" calcext:value-type="float">
            <text:p>116,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93]-17)/10+107" office:value-type="float" office:value="117" calcext:value-type="float">
            <text:p>117</text:p>
          </table:table-cell>
          <table:table-cell table:formula="of:=[.A93]/10+105.3"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94]-17)/10+107" office:value-type="float" office:value="117.1" calcext:value-type="float">
            <text:p>117,1</text:p>
          </table:table-cell>
          <table:table-cell table:formula="of:=[.A94]/10+105.3" office:value-type="float" office:value="117.1" calcext:value-type="float">
            <text:p>117,1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95]-17)/10+107" office:value-type="float" office:value="117.2" calcext:value-type="float">
            <text:p>117,2</text:p>
          </table:table-cell>
          <table:table-cell table:formula="of:=[.A95]/10+105.3" office:value-type="float" office:value="117.2" calcext:value-type="float">
            <text:p>117,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96]-17)/10+107" office:value-type="float" office:value="117.3" calcext:value-type="float">
            <text:p>117,3</text:p>
          </table:table-cell>
          <table:table-cell table:formula="of:=[.A96]/10+105.3" office:value-type="float" office:value="117.3" calcext:value-type="float">
            <text:p>117,3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97]-17)/10+107" office:value-type="float" office:value="117.4" calcext:value-type="float">
            <text:p>117,4</text:p>
          </table:table-cell>
          <table:table-cell table:formula="of:=[.A97]/10+105.3" office:value-type="float" office:value="117.4" calcext:value-type="float">
            <text:p>117,4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98]-17)/10+107" office:value-type="float" office:value="117.5" calcext:value-type="float">
            <text:p>117,5</text:p>
          </table:table-cell>
          <table:table-cell table:formula="of:=[.A98]/10+105.3" office:value-type="float" office:value="117.5" calcext:value-type="float">
            <text:p>117,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99]-17)/10+107" office:value-type="float" office:value="117.6" calcext:value-type="float">
            <text:p>117,6</text:p>
          </table:table-cell>
          <table:table-cell table:formula="of:=[.A99]/10+105.3" office:value-type="float" office:value="117.6" calcext:value-type="float">
            <text:p>117,6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00]-17)/10+107" office:value-type="float" office:value="117.7" calcext:value-type="float">
            <text:p>117,7</text:p>
          </table:table-cell>
          <table:table-cell table:formula="of:=[.A100]/10+105.3" office:value-type="float" office:value="117.7" calcext:value-type="float">
            <text:p>117,7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01]-17)/10+107" office:value-type="float" office:value="117.8" calcext:value-type="float">
            <text:p>117,8</text:p>
          </table:table-cell>
          <table:table-cell table:formula="of:=[.A101]/10+105.3" office:value-type="float" office:value="117.8" calcext:value-type="float">
            <text:p>117,8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02]-17)/10+107" office:value-type="float" office:value="117.9" calcext:value-type="float">
            <text:p>117,9</text:p>
          </table:table-cell>
          <table:table-cell table:formula="of:=[.A102]/10+105.3" office:value-type="float" office:value="117.9" calcext:value-type="float">
            <text:p>117,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04:42.568973276</meta:creation-date>
    <dc:date>2020-12-08T17:29:54.820201644</dc:date>
    <meta:editing-duration>PT6H34M31S</meta:editing-duration>
    <meta:editing-cycles>1</meta:editing-cycles>
    <meta:document-statistic meta:table-count="1" meta:cell-count="379" meta:object-count="0"/>
    <meta:generator>LibreOffice/6.4.6.2$Linux_X86_64 LibreOffice_project/40$Build-2</meta:generator>
  </office:meta>
</office:document-meta>
</file>